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22in" table:align="margins"/>
    </style:style>
    <style:style style:name="Table1.A" style:family="table-column">
      <style:table-column-properties style:column-width="3.4611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  <style:text-properties fo:font-size="15pt" fo:font-weight="bold" officeooo:rsid="000d8a4d" officeooo:paragraph-rsid="0011abdd" style:font-size-asian="15pt" style:font-weight-asian="bold" style:font-size-complex="15pt" style:font-weight-complex="bold"/>
    </style:style>
    <style:style style:name="P2" style:family="paragraph" style:parent-style-name="Header">
      <style:paragraph-properties fo:margin-left="0in" fo:margin-right="0in" fo:text-align="center" style:justify-single-word="false" fo:text-indent="0in" style:auto-text-indent="false"/>
      <style:text-properties fo:font-size="15pt" fo:font-weight="bold" officeooo:rsid="000f3375" officeooo:paragraph-rsid="000d8a4d" style:font-size-asian="15pt" style:font-weight-asian="bold" style:font-size-complex="15pt" style:font-weight-complex="bold"/>
    </style:style>
    <style:style style:name="P3" style:family="paragraph" style:parent-style-name="Header">
      <style:paragraph-properties fo:text-align="center" style:justify-single-word="false"/>
      <style:text-properties fo:font-size="15pt" fo:font-weight="bold" officeooo:rsid="000f3375" officeooo:paragraph-rsid="0011abdd" style:font-size-asian="15pt" style:font-weight-asian="bold" style:font-size-complex="15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5pt" fo:font-weight="bold" officeooo:rsid="0012479d" officeooo:paragraph-rsid="0012479d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3pt" officeooo:rsid="000d8a4d" officeooo:paragraph-rsid="000d8a4d" style:font-size-asian="13pt" style:font-size-complex="13pt"/>
    </style:style>
    <style:style style:name="P6" style:family="paragraph" style:parent-style-name="Standard" style:list-style-name="L1">
      <style:text-properties fo:font-size="13pt" officeooo:rsid="000d8a4d" officeooo:paragraph-rsid="000d8a4d" style:font-size-asian="13pt" style:font-size-complex="13pt"/>
    </style:style>
    <style:style style:name="P7" style:family="paragraph" style:parent-style-name="Standard">
      <style:text-properties fo:font-size="13pt" officeooo:rsid="000e33aa" officeooo:paragraph-rsid="000e33aa" style:font-size-asian="13pt" style:font-size-complex="13pt"/>
    </style:style>
    <style:style style:name="P8" style:family="paragraph" style:parent-style-name="Standard">
      <style:paragraph-properties fo:break-before="page"/>
      <style:text-properties fo:font-size="13pt" officeooo:rsid="000f3375" officeooo:paragraph-rsid="000f3375" style:font-size-asian="13pt" style:font-size-complex="13pt"/>
    </style:style>
    <style:style style:name="P9" style:family="paragraph" style:parent-style-name="Standard">
      <style:text-properties fo:font-size="13pt" officeooo:rsid="001022a7" officeooo:paragraph-rsid="001022a7" style:font-size-asian="13pt" style:font-size-complex="13pt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in" fo:margin-top="0.1201in" fo:margin-bottom="0.0799in" style:contextual-spacing="false" fo:text-indent="0.1598in" style:auto-text-indent="false"/>
      <style:text-properties fo:font-size="13pt" officeooo:rsid="001022a7" officeooo:paragraph-rsid="0012479d" style:font-size-asian="13pt" style:font-size-complex="13pt"/>
    </style:style>
    <style:style style:name="P11" style:family="paragraph" style:parent-style-name="Table_20_Contents">
      <style:text-properties fo:font-size="13pt" officeooo:rsid="00104d38" officeooo:paragraph-rsid="00104d38" style:font-size-asian="13pt" style:font-size-complex="13pt"/>
    </style:style>
    <style:style style:name="T1" style:family="text">
      <style:text-properties officeooo:rsid="000e33aa"/>
    </style:style>
    <style:style style:name="T2" style:family="text">
      <style:text-properties officeooo:rsid="000f3375"/>
    </style:style>
    <style:style style:name="T3" style:family="text">
      <style:text-properties officeooo:rsid="001022a7"/>
    </style:style>
    <style:style style:name="T4" style:family="text">
      <style:text-properties officeooo:rsid="00104d38"/>
    </style:style>
    <style:style style:name="T5" style:family="text">
      <style:text-properties officeooo:rsid="0011abdd"/>
    </style:style>
    <style:style style:name="T6" style:family="text">
      <style:text-properties officeooo:rsid="0012479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ctional Ramming - specifikáció</text:p>
      <text:p text:style-name="P3">Sandle Nátán (SGGDSK)</text:p>
      <text:p text:style-name="P4">2022.11.01.</text:p>
      <text:p text:style-name="P5">A játékos egy téglalap alakú pályán írányítja karakterét, a “Rambdát”. A Rambda sebessége időben változó, pillanatnyi értékét egy periodikus függvény adja meg. A pálya mellett egy panelen látható a függvény grafikonja, melyen egy függőleges vonal jelzi az aktuális időt. A játékos a Rambdát “kormányozza”, jobbra-balra tudja forgatni haladás közben. <text:span text:style-name="T4">A falakról visszapattan.</text:span></text:p>
      <text:p text:style-name="P5">A <text:span text:style-name="T1">játék során a pályán ellenségek jelennek meg</text:span>, melyek a Rambdát kergetik. A Rambdával való ütközéskor megsemmisülnek és csökkentik a Rambda “RAM” életpontjait (“Remaining Aliveness Measure”). A kár mértéke attól függ hogy mekkora volt a Rambda sebessége az ütközés pillanatában. Kisebb sebesség nagyobb kárral, nagyobb sebesség kisebb kárral jár.</text:p>
      <text:p text:style-name="P5">Egy játék kétféleképpen érhet véget.</text:p>
      <text:list text:style-name="L1">
        <text:list-item>
          <text:p text:style-name="P6">A RAM lement nullára. Ez esetben a játékos vesztett.</text:p>
        </text:list-item>
        <text:list-item>
          <text:p text:style-name="P6">Az összes ellenség megsemmisült és maradt még RAM. Ez esetben a játékos nyert, a megmaradó RAM adja az elért pontszámot.</text:p>
        </text:list-item>
      </text:list>
      <text:p text:style-name="P7">A játék elindítása előtt <text:span text:style-name="T2">a játékos kiválaszthatja a Rambda sebességleíró függvényét. Saját függvényt is adhat meg, melyet a program egy fájlból olvas be. Ezentúl választhat nehézségi szintet is, ami megszabja hogy a játék során mikor, hol, mennyi és milyen ellenség jelenik meg.</text:span></text:p>
      <text:p text:style-name="P8">A <text:span text:style-name="T4">pálya</text:span> és a menü egyszerre látszik a képernyőn. Az ablak nagyrészét a pálya teszi ki, ettől jobbra található még két <text:span text:style-name="T3">terület. Alul látható a függvény grafikonja, felül pedig a menüelemek.</text:span></text:p>
      <text:p text:style-name="P9">A játékos az alábbi módokon tud a programmal interaktálni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1"><text:span text:style-name="T5">A </text:span>Rambda irányítása (“kormányzás”)</text:p>
          </table:table-cell>
          <table:table-cell table:style-name="Table1.B1" office:value-type="string">
            <text:p text:style-name="P11">Jobbra/balra nyíl billentyűk</text:p>
          </table:table-cell>
        </table:table-row>
        <table:table-row>
          <table:table-cell table:style-name="Table1.A2" office:value-type="string">
            <text:p text:style-name="P11">Függvény beállítása (csak játékon kívül)</text:p>
          </table:table-cell>
          <table:table-cell table:style-name="Table1.B2" office:value-type="string">
            <text:p text:style-name="P11">Legördülő lista a menüben</text:p>
          </table:table-cell>
        </table:table-row>
        <table:table-row>
          <table:table-cell table:style-name="Table1.A2" office:value-type="string">
            <text:p text:style-name="P11">Szint beállítása (csak játékon kívül)</text:p>
          </table:table-cell>
          <table:table-cell table:style-name="Table1.B2" office:value-type="string">
            <text:p text:style-name="P11">Legördülő lista a menüben</text:p>
          </table:table-cell>
        </table:table-row>
        <table:table-row>
          <table:table-cell table:style-name="Table1.A2" office:value-type="string">
            <text:p text:style-name="P11">Játék felfüggesztése/folytatása</text:p>
          </table:table-cell>
          <table:table-cell table:style-name="Table1.B2" office:value-type="string">
            <text:p text:style-name="P11">Space billentyű</text:p>
          </table:table-cell>
        </table:table-row>
        <table:table-row>
          <table:table-cell table:style-name="Table1.A2" office:value-type="string">
            <text:p text:style-name="P11">Új játék kezdése az aktuális beállításokkal</text:p>
          </table:table-cell>
          <table:table-cell table:style-name="Table1.B2" office:value-type="string">
            <text:p text:style-name="P11">“New Game” gomb a menüben</text:p>
          </table:table-cell>
        </table:table-row>
        <table:table-row>
          <table:table-cell table:style-name="Table1.A2" office:value-type="string">
            <text:p text:style-name="P11">Saját függvény hozzáadása a játékhoz</text:p>
          </table:table-cell>
          <table:table-cell table:style-name="Table1.B2" office:value-type="string">
            <text:p text:style-name="P11">“Add Function” gomb a menüben, majd egy felugró ablak a fájl kiválasztásához</text:p>
          </table:table-cell>
        </table:table-row>
      </table:table>
      <text:p text:style-name="P10">A grafikus megjelenítéshez a swing és awt könyvtárakat fogom használni. A játékban szereplő objektumok pozícióját és sebességét vektorokkal fogom leírni. Az ütközéseket távolságszámítással ellenőrzöm. <text:span text:style-name="T6">A függvényeket számok fix méretű listájaként fogom tárolni. Ez kiolvasható egy szövegfájlból amiben le van írva a függvény neve, majd a számok egymás után felsorolv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0402in" fo:margin-bottom="0.0799in" style:contextual-spacing="false" fo:text-indent="0.1598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598in" fo:margin-right="0in" fo:orphans="0" fo:widows="0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align="center" style:justify-single-word="false" fo:text-indent="0in" style:auto-text-indent="false"/>
      <style:text-properties fo:font-size="15pt" fo:font-weight="bold" officeooo:rsid="000f3375" officeooo:paragraph-rsid="000d8a4d" style:font-size-asian="15pt" style:font-weight-asian="bold" style:font-size-complex="15pt" style:font-weight-complex="bold"/>
    </style:style>
    <style:page-layout style:name="Mpm1">
      <style:page-layout-properties fo:page-width="8.5in" fo:page-height="11in" style:num-format="1" style:print-orientation="portrait" fo:margin-top="0.789in" fo:margin-bottom="0.789in" fo:margin-left="0.789in" fo:margin-right="0.789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15:18:24.108614621</meta:creation-date>
    <dc:date>2022-11-01T22:41:30.415722332</dc:date>
    <meta:editing-duration>PT7H23M5S</meta:editing-duration>
    <meta:editing-cycles>7</meta:editing-cycles>
    <meta:generator>LibreOffice/7.4.2.3$Linux_X86_64 LibreOffice_project/40$Build-3</meta:generator>
    <meta:document-statistic meta:table-count="1" meta:image-count="0" meta:object-count="0" meta:page-count="2" meta:paragraph-count="24" meta:word-count="333" meta:character-count="2302" meta:non-whitespace-character-count="1995"/>
  </office:meta>
</office:document-meta>
</file>